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 Slab Light" svg:font-family="'Roboto Slab Light'" style:font-adornments="Light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1f214" officeooo:paragraph-rsid="0001f214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 Slab Light" fo:font-size="14pt" fo:font-weight="bold" officeooo:rsid="0001f214" officeooo:paragraph-rsid="0001f214" style:font-name-asian="Roboto Light1" style:font-size-asian="14pt" style:font-weight-asian="bold" style:font-name-complex="Roboto Light1" style:font-size-complex="14pt" style:font-weight-complex="bold"/>
    </style:style>
    <style:style style:name="P5" style:family="paragraph" style:parent-style-name="Standard">
      <style:text-properties style:font-name="Roboto Medium" fo:font-size="12pt" officeooo:rsid="0001f214" officeooo:paragraph-rsid="0001f214" style:font-name-asian="Roboto1" style:font-size-asian="12pt" style:font-name-complex="Roboto1" style:font-size-complex="12pt"/>
    </style:style>
    <style:style style:name="P6" style:family="paragraph" style:parent-style-name="Table_20_Contents">
      <style:text-properties style:font-name="Roboto Light" officeooo:rsid="0001f214" officeooo:paragraph-rsid="0001f214" style:font-name-asian="Roboto Light1" style:font-name-complex="Roboto Light1"/>
    </style:style>
    <style:style style:name="T1" style:family="text">
      <style:text-properties officeooo:rsid="0001f214"/>
    </style:style>
    <style:style style:name="T2" style:family="text">
      <style:text-properties style:text-position="super 58%" officeooo:rsid="0001f214"/>
    </style:style>
    <style:style style:name="T3" style:family="text">
      <style:text-properties style:text-position="0% 100%"/>
    </style:style>
    <style:style style:name="T4" style:family="text">
      <style:text-properties style:font-name="Roboto Medium" fo:font-size="12pt" style:font-name-asian="Roboto1" style:font-size-asian="12pt" style:font-name-complex="Robot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temporary Arts</text:span> | <text:span text:style-name="T1">3</text:span><text:span text:style-name="T2">rd</text:span><text:span text:style-name="T1"> </text:span>Quarter</text:p>
      <text:p text:style-name="P5">Artist during American Colonial Period</text:p>
      <text:p text:style-name="P2">February 2 2022</text:p>
      <text:p text:style-name="P3"/>
      <text:p text:style-name="P4">Guillermo Tolentino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 Slab Light" svg:font-family="'Roboto Slab Light'" style:font-adornments="Light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2T13:11:49.810200409</meta:creation-date>
    <meta:editing-duration>PT3M50S</meta:editing-duration>
    <meta:editing-cycles>2</meta:editing-cycles>
    <dc:date>2022-02-02T13:15:38.624734976</dc:date>
    <meta:document-statistic meta:table-count="0" meta:image-count="0" meta:object-count="0" meta:page-count="1" meta:paragraph-count="4" meta:word-count="15" meta:character-count="103" meta:non-whitespace-character-count="92"/>
    <meta:template xlink:type="simple" xlink:actuate="onRequest" xlink:title="BAG3 Template" xlink:href="../../../../../../../../.config/libreoffice/4/user/template/BAG3%20Template.ott" meta:date="2022-02-02T13:11:48.645575692"/>
  </office:meta>
</office:document-meta>
</file>